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7mm"/>
    </style:style>
    <style:style style:name="co2" style:family="table-column">
      <style:table-column-properties fo:break-before="auto" style:column-width="12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op_men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eymar</text:p>
          </table:table-cell>
          <table:table-cell office:value-type="float" office:value="74693" calcext:value-type="float">
            <text:p>74693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float" office:value="12090" calcext:value-type="float">
            <text:p>12090</text:p>
          </table:table-cell>
        </table:table-row>
        <table:table-row table:style-name="ro1">
          <table:table-cell office:value-type="string" calcext:value-type="string">
            <text:p>luan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string" calcext:value-type="string">
            <text:p>michael phelps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string" calcext:value-type="string">
            <text:p>marquinhos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simone biles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usain bolt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zeca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rafaela silva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ryan lochte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akshi malik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i yan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dan l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katie ledecky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eddy riner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weverton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i d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mariana pajo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ivan zaytsev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long m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ilson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ax whitlock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yulimar roja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onica pui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zizulhasni awan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dy murray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abriel jesu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iliyana natsi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dam peaty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ying han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ontowi ahma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ster semeny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dre de grass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illy kin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llyson felix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oseph schoolin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walac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ura trot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son kenn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ouis smith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iego hypolit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imone manue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rolina mari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nny oleksiak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rc lopez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enus william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ustin gatli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aula paret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liya mustafin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thur zanett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lay thomps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than adria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nne wever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idilyn diaz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azz carli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drigo cai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aniyar ismayilo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ck hort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atinka hosszu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teele johns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i h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thur maria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jeev ra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ack laugh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nato august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maz aya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fne schipper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yohan blak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na se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erri walsh jenning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ick skelt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ur tat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vid boudi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ia al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yan murph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ssy frankli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evin may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ustin ro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ayde van nieker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oe joyc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ddie hinc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k cavendis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iud kipchog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abio basi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de jon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afael nada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efany hernand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nes boubakr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u gaso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evin duran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yra agui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ohei uchimur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y tinkl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terine ibargu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uan martin del pot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ri bowi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rmelo anthon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enk ilde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icola adam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leg verniaie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pril ros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nell leyv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cky rubi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ulia efimov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dy mill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laine thomp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il rober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iza kayaal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telle mossel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haunae mil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rlotte dujardi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briele dett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shton eat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yony pag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dison koci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lly conwa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lma monteir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ana kudryavtsev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hn obi mike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i de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 li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uvo manyong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fissatou thia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achele brun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aron russe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g van averma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it bouwmees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diq um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ktor axels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rek drou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orent manaudo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im laghoua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le wil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exandra raism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ris mea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lippo lanz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uth beit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iago braz da silv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fal majk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irginia thrash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ba torr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thony erv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ristoph hart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andre jord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ymond gre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ther stann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mes gu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ng su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ko yuli iraw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brielle dougl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shua buats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uren hernande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naud lavilleni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smani copell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te campbe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nzo shira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yrie irvi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jlinda kelmend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teo pi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haid aldeehan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nna rizatdinov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rman sanche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eg rutherfo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lius yeg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ialen chourrau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chelle cart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mone giannel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uri alvea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afa powe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risse agbegneno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seslus kipru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niel goodfello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mma mcke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ssica ennis-h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ristophe lemait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marcus cousi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yle chalm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t kucha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jat rahim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many juantore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fiane oumih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nia cagnot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ita wlodarczy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dley wiggi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rian van rijsselbergh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isa di francisc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iza mccartne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bian cancellar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ulia steingrub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hena kunz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isito p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ydia k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hiedine mekhis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um ski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or dwy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ng do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 hoong cheo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rani jam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ime beaumo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rah ourahmou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da tutkhali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yaka takahash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 br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istian to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lilah muhamm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a vollm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glas sant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ia vivian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is ligtle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lipe ander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rry weertm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gorio paltrinier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rison bar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bee pa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ty march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i nishikor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talo muhamm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a pasek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ica dabov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hammed rab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kola mirot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lga zabelinskay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th jeb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yan hel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kur steven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phie hitch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runesh dibab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dullah alrashid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odie clouv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ilie andeo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len ru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lle van gork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h pren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yle low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hieu lemo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ke hix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rah sjostr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ul craviot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lim yas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ron van rouwenda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i wahyuni agustian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e bi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mas kenderes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ago ma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aron br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a mea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ria spiridono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ian hambuech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les scot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nah mil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k s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remy stravi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sta lo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rron cl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sa unru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us wal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a xarg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e gra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ju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a mor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uchka fontij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zomi okuh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lando orte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 geor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dik isae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sella fiami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dy fernand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skia clar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ge gnab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ricka jack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mas dale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a bacsinszk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 dumoul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wnley ha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sha gla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a van der bregg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anna rolli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lotte casli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opher wesle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e garozz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mar deroz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ana tauras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katerina buk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immy but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therine grain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zlo cse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ca vetto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garita mamu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a hing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os teodos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tra kvito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e roz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drigo doura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pita tanas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ven ben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ha akg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stair brownl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tier nico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harine pendr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yton murph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e bird-smi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ma cobur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luke akinradew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len glo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btihaj muhamm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ff hend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ori ich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hleen bak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anoush rostam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wagga smi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am he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c aba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cie hradec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ya stadni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hamed fara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rick hausd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becca ja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yan crou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yohei ka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iago la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mika catching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anna bartolet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g zh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ojin ki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lin c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ison cerut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i kon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 cru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ise murph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anca walkd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no oscar schmid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eron mcevo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cil afri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mir mart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flore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l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na bac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katerina makar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uthier grum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kob fuglsa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red tall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yla harri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yla molesch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shorn walcot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mberly h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ha talakhad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cas vi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con siqu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oslav radulj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no schur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ette giuffri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ivia smoli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 sas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er kauz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dek stepane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fael sil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a ahm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yin zhe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er demirt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phie schmid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mirat to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erry omey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ladimir nikit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ra lacrab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na melnik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 koraka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a phil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nka vlas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ndon rodn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tney r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i llo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herine ski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 bur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or jae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rille ma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jasins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narci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yll nei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belyavski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or stefan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itri basc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ard 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na delle d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sa longo borgh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 seeboh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ipe re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zebe dib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nzalo peill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ik sten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ary caldw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van stretov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emy cad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sie fle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e kova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than brownl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ip glasnov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in armst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ha shavdatuashv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ra ludw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h smi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a goess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u ying go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an garc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o innocen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wa am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ias pare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ias r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ho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ilian me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han musnic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anie behri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ina robert-mich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aki matsuto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ato nakam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ika kar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 has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kola kalin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uwafemi ajay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r mcle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g soon ch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rre le c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tr malachows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son conceic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 kendric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i mor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ori yosh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h ham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en dock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g y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ette viljo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jana bogdanov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jana boskov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 shem go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ek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 w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nick bo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s rayna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 wol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que ker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n szilagy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rey tcheum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mas didzba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ora stryc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tany macl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tney gri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se kalis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ng wei l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tayl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 wall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morg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plum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k van tiche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can sco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ia g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k shoj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th chepngetich kipyeg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nar ben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di diethelm ger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rid klim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a deriglaz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vana spanov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dav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-charles vallad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emie az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n hee yo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 schofie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tin ma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 sta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uke hagi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i castl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a n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a carr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tta schel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as krpal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-antoine oliv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e dib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 guadalupe gonzal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ato sak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 mo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anie leupol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ma 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 demps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el ashme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kola karaba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nille blu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ly pow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oola sali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houns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 perkov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e r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lly-ann fraser-pry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-ching hs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obhan-marie o'con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e sche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ven sco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 sa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bault col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 ho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ur saf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na trstenj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 bur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 shiel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rie ad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tor cla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cent ger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e kiong tan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op_mentions.A1:top_mentions.B5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6:25:57.511708773</dc:date>
    <meta:editing-duration>PT1M26S</meta:editing-duration>
    <meta:editing-cycles>1</meta:editing-cycles>
    <meta:document-statistic meta:table-count="1" meta:cell-count="1014" meta:object-count="0"/>
    <meta:generator>LibreOffice/5.1.6.2$Linux_X86_64 LibreOffice_project/10m0$Build-2</meta:generator>
  </office:meta>
</office:document-meta>
</file>